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fo:font-size="18pt" fo:font-style="italic" style:text-underline-style="solid" style:text-underline-width="auto" style:text-underline-color="font-color" fo:font-weight="bold" officeooo:rsid="001bb2b2" officeooo:paragraph-rsid="001bb2b2" fo:background-color="transparent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color="#55308d" loext:opacity="100%" fo:font-size="18pt" fo:font-style="italic" style:text-underline-style="none" fo:font-weight="bold" officeooo:rsid="001bb2b2" officeooo:paragraph-rsid="001bb2b2" fo:background-color="transparent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color="#000000" loext:opacity="100%" fo:font-size="14pt" fo:font-style="italic" style:text-underline-style="none" fo:font-weight="bold" officeooo:rsid="001bb2b2" officeooo:paragraph-rsid="001bb2b2" fo:background-color="transparent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d1d2d3" loext:opacity="100%" style:font-name="Monaco" fo:font-size="9pt" fo:letter-spacing="normal" fo:font-style="normal" fo:font-weight="normal"/>
    </style:style>
    <style:style style:name="T2" style:family="text">
      <style:text-properties fo:font-variant="normal" fo:text-transform="none" fo:color="#d1d2d3" loext:opacity="100%" style:font-name="Monaco" fo:font-size="9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d1d2d3" loext:opacity="100%" fo:letter-spacing="normal"/>
    </style:style>
    <style:style style:name="T4" style:family="text">
      <style:text-properties fo:font-variant="normal" fo:text-transform="none" style:text-line-through-style="none" style:text-line-through-type="none" style:font-name="Monaco" fo:font-size="9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font-name="Monaco" fo:font-size="9pt" fo:letter-spacing="normal" fo:font-style="normal" fo:font-weight="normal"/>
    </style:style>
    <style:style style:name="T6" style:family="text">
      <style:text-properties fo:font-variant="normal" fo:text-transform="none" style:font-name="Monaco" fo:font-size="9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style:font-name="Monaco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style:font-name="Monaco" fo:letter-spacing="normal" fo:font-style="normal" fo:font-weight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000000" loext:opacity="100%" style:font-name="Monaco" fo:font-size="9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Monaco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Monaco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000000" loext:opacity="100%" style:font-name="Monaco" fo:font-size="14pt" fo:letter-spacing="normal" fo:font-style="normal" style:text-underline-style="none" fo:font-weight="normal" style:font-size-asian="14pt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Monaco" fo:font-size="9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Monaco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Monaco" fo:font-size="14pt" fo:letter-spacing="normal" fo:font-style="normal" style:text-underline-style="none" fo:font-weight="normal" style:text-blinking="false" style:font-size-asian="14pt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Monaco" fo:font-size="14pt" fo:letter-spacing="normal" fo:font-style="normal" fo:font-weight="normal" style:text-blinking="false" style:font-size-asian="14pt" style:font-size-complex="14pt"/>
    </style:style>
    <style:style style:name="T18" style:family="text">
      <style:text-properties fo:font-variant="normal" fo:text-transform="none" fo:color="#000000" loext:opacity="100%" fo:letter-spacing="normal"/>
    </style:style>
    <style:style style:name="T19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20" style:family="text">
      <style:text-properties fo:font-variant="normal" fo:text-transform="none" fo:color="#000000" loext:opacity="100%" fo:font-size="14pt" fo:letter-spacing="normal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and configure word press and database </text:p>
      <text:p text:style-name="P1"/>
      <text:p text:style-name="P1"/>
      <text:p text:style-name="P2"><text:span text:style-name="T12">sudo apt-get update -y </text:span></text:p>
      <text:p text:style-name="P2"><text:span text:style-name="T12">sudo apt-get upgrade -y </text:span></text:p>
      <text:p text:style-name="P2"><text:span text:style-name="T12">sudo apt-get install apache2 -y </text:span></text:p>
      <text:p text:style-name="P2"><text:span text:style-name="T12">sudo systemctl status apache2 -y </text:span></text:p>
      <text:p text:style-name="P2"><text:span text:style-name="T12">sudo systemctl start apache2 </text:span></text:p>
      <text:p text:style-name="P2"><text:span text:style-name="T12">sudo systemctl enable apache2 </text:span></text:p>
      <text:p text:style-name="P2"><text:span text:style-name="T12">sudo apt-get install php php-mysql php-gd php-cli php-common -y sudo apt-get install wget unzip -y </text:span></text:p>
      <text:p text:style-name="P1"><text:span text:style-name="T13">sudo wget </text:span><text:a xlink:type="simple" xlink:href="https://wordpress.org/latest.zip" office:target-frame-name="_blank" xlink:show="new" text:style-name="Internet_20_link" text:visited-style-name="Visited_20_Internet_20_Link"><text:span text:style-name="T16">https://wordpress.org/latest.zip</text:span></text:a><text:span text:style-name="T20"> </text:span></text:p>
      <text:p text:style-name="P2"><text:span text:style-name="T12">sudo unzip latest.zip </text:span></text:p>
      <text:p text:style-name="P2"><text:span text:style-name="T12">sudo cp -r wordpress/* /var/www/html/ cd /var/www/html </text:span></text:p>
      <text:p text:style-name="P2"><text:span text:style-name="T12">sudo chown www-data:www-data -R /var/www/html/ </text:span></text:p>
      <text:p text:style-name="P2"><text:span text:style-name="T12">sudo rm -rf index.html </text:span></text:p>
      <text:p text:style-name="P2"><text:span text:style-name="T12">sudo cp wp-config-sample.php wp-config.php</text:span></text:p>
      <text:p text:style-name="P2"><text:span text:style-name="T12"/></text:p>
      <text:p text:style-name="P2"><text:span text:style-name="T12"/></text:p>
      <text:p text:style-name="P3"><text:span text:style-name="T8"/></text:p>
      <text:p text:style-name="P3"><text:span text:style-name="T8">sudo mysql -h localhost -u root </text:span></text:p>
      <text:p text:style-name="P3"><text:span text:style-name="T8">create database test; </text:span></text:p>
      <text:p text:style-name="P3"><text:span text:style-name="T8">CREATE USER 'zeeshan'@'%' IDENTIFIED BY 'test'; </text:span></text:p>
      <text:p text:style-name="P3"><text:span text:style-name="T8">GRANT CREATE, ALTER, DROP, INSERT, UPDATE, INDEX, DELETE, SELECT, REFERENCES, RELOAD on *.* TO 'zeeshan'@'%' WITH GRANT OPTION;</text:span></text:p>
      <text:p text:style-name="P3"><text:span text:style-name="T8">GRANT ALL PRIVILEGES ON *.* TO 'zeeshan'@'%' WITH GRANT OPTION; </text:span></text:p>
      <text:p text:style-name="P3"><text:span text:style-name="T8">FLUSH PRIVILEGES; </text:span></text:p>
      <text:p text:style-name="P3"><text:span text:style-name="T8">quit</text:span></text:p>
      <text:p text:style-name="P3"><text:span text:style-name="T8">sudo systemctl restart mysql 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4:20:42.753495136</meta:creation-date>
    <dc:date>2024-04-29T14:27:55.876565701</dc:date>
    <meta:editing-duration>PT7M14S</meta:editing-duration>
    <meta:editing-cycles>1</meta:editing-cycles>
    <meta:document-statistic meta:table-count="0" meta:image-count="0" meta:object-count="0" meta:page-count="1" meta:paragraph-count="22" meta:word-count="124" meta:character-count="893" meta:non-whitespace-character-count="771"/>
    <meta:generator>LibreOffice/7.3.7.2$Linux_X86_64 LibreOffice_project/30$Build-2</meta:generator>
  </office:meta>
</office:document-meta>
</file>